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2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style:snap-to-layout-gri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margin-top="0.106cm" fo:margin-bottom="0.106cm"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5" style:family="paragraph" style:parent-style-name="Standard">
      <style:paragraph-properties fo:margin-top="0.106cm" fo:margin-bottom="0.106cm" style:snap-to-layout-grid="false"/>
    </style:style>
    <style:style style:name="P16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18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19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212cm" fo:margin-bottom="0.212cm" style:snap-to-layout-grid="false"/>
    </style:style>
    <style:style style:name="P21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55cm" fo:margin-bottom="0cm" fo:text-align="justify" style:justify-single-word="false"/>
    </style:style>
    <style:style style:name="P26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7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P28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9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00" style:font-name="Arial" style:font-name-complex="Arial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G"/>
        <table:table-row table:style-name="Tabla1.1">
          <table:table-cell table:style-name="Tabla1.A1" table:number-columns-spanned="12" office:value-type="string">
            <text:h text:style-name="P28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9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9"/>
          </table:table-cell>
          <table:table-cell table:style-name="Tabla1.B2" table:number-columns-spanned="16" office:value-type="string">
            <text:p text:style-name="P1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6"/>
          </table:table-cell>
          <table:table-cell table:style-name="Tabla1.B2" table:number-columns-spanned="16" office:value-type="string">
            <text:p text:style-name="P5"><text:span text:style-name="T1">MANDAMIENTO CON HABILITACION DE DIAS Y HORAS INHABILES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10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12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5"><text:span text:style-name="T3">CIVIL Y COMERCIAL Nº <text:s/></text:span><text:span text:style-name="T7">$n_juzgado</text:span><text:span text:style-name="T3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<text:span text:style-name="T2">MANDAMIENTO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7"><text:span text:style-name="T7">$nombre_empresa</text:span><text:span text:style-name="T2"> C/ </text:span><text:bookmark text:name="cliente1"/><text:span text:style-name="T7">$nombreCliente</text:span><text:span text:style-name="T2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13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4">En</text:p>
          </table:table-cell>
          <table:covered-table-cell/>
          <table:table-cell table:style-name="Tabla1.B2" table:number-columns-spanned="3" office:value-type="string">
            <text:p text:style-name="P12"><text:s text:c="2"/>13 <text:s/>Fs.</text:p>
          </table:table-cell>
          <table:covered-table-cell/>
          <table:covered-table-cell/>
          <table:table-cell table:style-name="Tabla1.B2" table:number-columns-spanned="9" office:value-type="string">
            <text:p text:style-name="P11"><text:bookmark-start text:name="Detalle_demanda"/><text:bookmark-end text:name="Detalle_demanda"/>Copia de DOS (2) Poderes, (1) un pagaré (timbrado) firmado por la demandada, copia de DNI de la demandada, copia de servicio, copia de recibo de sueldo, copia de croquis y foto del domicilio de la demandada, copia de trasl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2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0"><text:span text:style-name="T5">CARÁCTER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7">URGENTE</text:p>
          </table:table-cell>
          <table:covered-table-cell/>
          <table:table-cell table:style-name="Tabla1.B2" office:value-type="string">
            <text:p text:style-name="P18"/>
          </table:table-cell>
          <table:table-cell table:style-name="Tabla1.D11" table:number-columns-spanned="3" office:value-type="string">
            <text:p text:style-name="P18">No</text:p>
          </table:table-cell>
          <table:covered-table-cell/>
          <table:covered-table-cell/>
          <table:table-cell table:style-name="Tabla1.G11" office:value-type="string">
            <text:p text:style-name="P18"/>
          </table:table-cell>
          <table:table-cell table:style-name="Tabla1.B2" table:number-columns-spanned="12" office:value-type="string">
            <text:p text:style-name="P19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18"/>
          </table:table-cell>
          <table:table-cell table:style-name="Tabla1.D11" table:number-columns-spanned="2" office:value-type="string">
            <text:p text:style-name="P18">Si</text:p>
          </table:table-cell>
          <table:covered-table-cell/>
          <table:table-cell table:style-name="Tabla1.G11" office:value-type="string">
            <text:p text:style-name="P18"/>
          </table:table-cell>
        </table:table-row>
        <table:table-row table:style-name="Tabla1.10">
          <table:table-cell table:style-name="Tabla1.B2" table:number-columns-spanned="23" office:value-type="string">
            <text:p text:style-name="P20"><text:span text:style-name="T5">TIPO DE DOMICILIO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21">Denunciado</text:p>
          </table:table-cell>
          <table:covered-table-cell/>
          <table:table-cell table:style-name="Tabla1.D11" table:number-columns-spanned="3" office:value-type="string">
            <text:p text:style-name="P18">Si</text:p>
          </table:table-cell>
          <table:covered-table-cell/>
          <table:covered-table-cell/>
          <table:table-cell table:style-name="Tabla1.G11" table:number-columns-spanned="8" office:value-type="string">
            <text:p text:style-name="P23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6" office:value-type="string">
            <text:p text:style-name="P23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0"><text:span text:style-name="T5">FACULTADES Y ATRIBUCIONES:</text:span><text:span text:style-name="T2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21">Allanamiento:</text:p>
          </table:table-cell>
          <table:covered-table-cell/>
          <table:table-cell table:style-name="Tabla1.D11" table:number-columns-spanned="3" office:value-type="string">
            <text:p text:style-name="P18">No</text:p>
          </table:table-cell>
          <table:covered-table-cell/>
          <table:covered-table-cell/>
          <table:table-cell table:style-name="Tabla1.G11" table:number-columns-spanned="16" office:value-type="string">
            <text:p text:style-name="P21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8" office:value-type="string">
            <text:p text:style-name="P23">Con auxilio de la fuerza <text:soft-page-break/>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18">No</text:p>
          </table:table-cell>
          <table:covered-table-cell/>
          <table:table-cell table:style-name="Tabla1.K17" table:number-columns-spanned="11" office:value-type="string">
            <text:p text:style-name="P23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18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22">Denunciad de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8" office:value-type="string">
            <text:p text:style-name="P24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3" office:value-type="string">
            <text:p text:style-name="P23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</table:table>
      <text:p text:style-name="P8"><text:span text:style-name="T2">El Oficial de Justicia de la zona que corresponda, se constituirá, para la ejecución del presente</text:span><text:span text:style-name="T2"> y procederá a intimar el pago, <text:s/>en el domicilio de </text:span><text:bookmark text:name="cliente2"/><text:span text:style-name="T7">$nombreCliente</text:span><text:span text:style-name="T2"> <text:s/>sito en </text:span><text:bookmark text:name="Domicilio"/><text:span text:style-name="T7">$calle_cliente $numero_domicilio_cliente </text:span></text:p>
      <text:p text:style-name="P8"><text:span text:style-name="T7">$piso_domicilio_cliente $depto_domicilio_cliente, $localidad_domicilio_cliente</text:span><text:span text:style-name="T6">, </text:span><text:span text:style-name="T2">Provincia de</text:span><text:span text:style-name="T7"> $textoLibre_2</text:span><text:span text:style-name="T2">.-</text:span></text:p>
      <text:p text:style-name="P25"><text:span text:style-name="T2">Los autos que lo ordenan dicen en lo pertinente: </text:span><text:span text:style-name="T7">$textoLibre_3</text:span></text:p>
      <text:p text:style-name="P26"/>
      <text:p text:style-name="P6"><text:span text:style-name="T2">Facultades del Oficial de Justicia: Se constituirá en el domicilio del demandado para que este de y pague la suma anteriormente transcripta.-------------------------</text:span></text:p>
      <text:p text:style-name="P3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3"/>
      <text:p text:style-name="P6"><text:span text:style-name="T2">En la ciudad de La Plata, a los <text:s text:c="6"/>días del mes de <text:s text:c="21"/>del año 20 <text:s text:c="2"/>.-<text:line-break/>Pase para su diligenciamiento a la Oficina de Mandamientos y Notificaciones correspondiente </text:span></text:p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13">Firma y sello</text:p>
          </table:table-cell>
        </table:table-row>
        <table:table-row table:style-name="Tabla2.2">
          <table:table-cell table:style-name="Tabla2.A1" office:value-type="string">
            <text:p text:style-name="P2"/>
          </table:table-cell>
          <table:table-cell table:style-name="Tabla2.B2" office:value-type="string">
            <text:p text:style-name="P1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</dc:title>
    <meta:initial-creator>silvia</meta:initial-creator>
    <meta:creation-date>2012-08-15T18:07:00</meta:creation-date>
    <dc:creator>silvia</dc:creator>
    <dc:date>2012-08-15T18:09:00</dc:date>
    <meta:editing-cycles>2</meta:editing-cycles>
    <meta:editing-duration>PT2M</meta:editing-duration>
    <meta:document-statistic meta:table-count="2" meta:image-count="0" meta:object-count="0" meta:page-count="2" meta:paragraph-count="54" meta:word-count="333" meta:character-count="2151"/>
    <meta:generator>OpenOffice.org/3.3$Win32 OpenOffice.org_project/330m20$Build-9567</meta:generator>
  </office:meta>
</office:document-meta>
</file>